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oper Black" svg:font-family="'Cooper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646in" fo:margin-left="0in" fo:margin-top="0in" fo:margin-bottom="0in" table:align="left" style:writing-mode="lr-tb"/>
    </style:style>
    <style:style style:name="Table1.A" style:family="table-column">
      <style:table-column-properties style:column-width="2.3542in"/>
    </style:style>
    <style:style style:name="Table1.B" style:family="table-column">
      <style:table-column-properties style:column-width="0.8861in"/>
    </style:style>
    <style:style style:name="Table1.C" style:family="table-column">
      <style:table-column-properties style:column-width="1.2757in"/>
    </style:style>
    <style:style style:name="Table1.D" style:family="table-column">
      <style:table-column-properties style:column-width="1.5486in"/>
    </style:style>
    <style:style style:name="Table1.1" style:family="table-row">
      <style:table-row-properties style:min-row-height="0.35in" fo:keep-together="always"/>
    </style:style>
    <style:style style:name="Table1.A1" style:family="table-cell">
      <style:table-cell-properties style:vertical-align="middle" fo:background-color="#808080" fo:padding-left="0.0632in" fo:padding-right="0.0597in" fo:padding-top="0.0201in" fo:padding-bottom="0.0201in" fo:border="0.5pt solid #808080">
        <style:background-image/>
      </style:table-cell-properties>
    </style:style>
    <style:style style:name="Table1.2" style:family="table-row">
      <style:table-row-properties style:min-row-height="0.2in" fo:keep-together="always"/>
    </style:style>
    <style:style style:name="Table1.A2" style:family="table-cell">
      <style:table-cell-properties style:vertical-align="middle" fo:background-color="#d9d9d9" fo:padding-left="0.0632in" fo:padding-right="0.0597in" fo:padding-top="0.0201in" fo:padding-bottom="0.0201in" fo:border="0.5pt solid #808080">
        <style:background-image/>
      </style:table-cell-properties>
    </style:style>
    <style:style style:name="Table1.3" style:family="table-row">
      <style:table-row-properties style:min-row-height="0.1799in" fo:keep-together="always"/>
    </style:style>
    <style:style style:name="Table1.A3" style:family="table-cell">
      <style:table-cell-properties style:vertical-align="middle" fo:background-color="#ffffff" fo:padding-left="0.0632in" fo:padding-right="0.0597in" fo:padding-top="0.0201in" fo:padding-bottom="0.0201in" fo:border="0.5pt solid #808080">
        <style:background-image/>
      </style:table-cell-properties>
    </style:style>
    <style:style style:name="Table1.26" style:family="table-row">
      <style:table-row-properties style:min-row-height="0.4in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da3c5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da3c5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OC_20_Title" style:master-page-name="Standard">
      <style:paragraph-properties fo:text-align="start" style:justify-single-word="false" style:page-number="auto"/>
      <style:text-properties fo:font-size="11pt" style:font-size-asian="11pt" style:font-size-complex="11pt"/>
    </style:style>
    <style:style style:name="T1" style:family="text">
      <style:text-properties fo:color="#000000" fo:font-size="11pt" style:font-size-asian="11pt" style:font-name-complex="Tahoma1" style:font-size-complex="11pt"/>
    </style:style>
    <style:style style:name="T2" style:family="text">
      <style:text-properties fo:color="#000000" fo:font-size="11pt" officeooo:rsid="001da3c5" style:font-size-asian="11pt" style:font-name-complex="Tahoma1" style:font-size-complex="11pt"/>
    </style:style>
    <style:style style:name="T3" style:family="text">
      <style:text-properties fo:color="#000000" fo:font-size="11pt" fo:font-weight="bold" style:font-size-asian="11pt" style:font-weight-asian="bold" style:font-name-complex="Tahoma1" style:font-size-complex="11pt" style:font-weight-complex="bold"/>
    </style:style>
    <style:style style:name="T4" style:family="text">
      <style:text-properties fo:color="#000000" fo:font-size="10pt" style:font-size-asian="10pt" style:font-name-complex="Tahoma1" style:font-size-complex="10pt"/>
    </style:style>
    <style:style style:name="T5" style:family="text">
      <style:text-properties fo:color="#000000" fo:font-size="10pt" officeooo:rsid="001da3c5" style:font-size-asian="10pt" style:font-name-complex="Tahoma1" style:font-size-complex="10pt"/>
    </style:style>
    <style:style style:name="T6" style:family="text">
      <style:text-properties fo:font-variant="normal" fo:text-transform="none" fo:font-weight="normal" style:font-weight-asian="normal"/>
    </style:style>
    <style:style style:name="T7" style:family="text">
      <style:text-properties style:font-name="Cooper Black" style:font-name-complex="Aharoni"/>
    </style:style>
    <style:style style:name="T8" style:family="text">
      <style:text-properties style:font-name="Cooper Black" fo:font-size="14pt" style:font-size-asian="14pt" style:font-name-complex="Aharoni" style:font-size-complex="14pt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4"><draw:frame draw:style-name="fr1" draw:name="Frame1" text:anchor-type="paragraph" svg:x="0.2181in" svg:y="0.7638in" svg:width="6.0646in" draw:z-index="0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header-rows><table:table-row table:style-name="Table1.1"><table:table-cell table:style-name="Table1.A1" table:number-columns-spanned="4" office:value-type="string"><text:h text:style-name="Heading_20_1" text:outline-level="1">Membership Application</text:h></table:table-cell><table:covered-table-cell/><table:covered-table-cell/><table:covered-table-cell/></table:table-row></table:table-header-rows><table:table-row table:style-name="Table1.2"><table:table-cell table:style-name="Table1.A2" table:number-columns-spanned="4" office:value-type="string"><text:h text:style-name="Heading_20_2" text:outline-level="2">Applicant Information</text:h></table:table-cell><table:covered-table-cell/><table:covered-table-cell/><table:covered-table-cell/></table:table-row><table:table-row table:style-name="Table1.3"><table:table-cell table:style-name="Table1.A3" table:number-columns-spanned="4" office:value-type="string"><text:p text:style-name="Standard">Organization or Member Name:</text:p></table:table-cell><table:covered-table-cell/><table:covered-table-cell/><table:covered-table-cell/></table:table-row><table:table-row table:style-name="Table1.3"><table:table-cell table:style-name="Table1.A3" office:value-type="string"><text:p text:style-name="Standard">Email:</text:p></table:table-cell><table:table-cell table:style-name="Table1.A3" table:number-columns-spanned="2" office:value-type="string"><text:p text:style-name="Standard">Home phone:</text:p></table:table-cell><table:covered-table-cell/><table:table-cell table:style-name="Table1.A3" office:value-type="string"><text:p text:style-name="Standard">Cell Phone:</text:p></table:table-cell></table:table-row><table:table-row table:style-name="Table1.3"><table:table-cell table:style-name="Table1.A3" table:number-columns-spanned="4" office:value-type="string"><text:p text:style-name="Standard">Current address:</text:p></table:table-cell><table:covered-table-cell/><table:covered-table-cell/><table:covered-table-cell/></table:table-row><table:table-row table:style-name="Table1.3"><table:table-cell table:style-name="Table1.A3" office:value-type="string"><text:p text:style-name="Standard">City:</text:p></table:table-cell><table:table-cell table:style-name="Table1.A3" table:number-columns-spanned="2" office:value-type="string"><text:p text:style-name="Standard">Province:</text:p></table:table-cell><table:covered-table-cell/><table:table-cell table:style-name="Table1.A3" office:value-type="string"><text:p text:style-name="Standard">Postal Code:</text:p></table:table-cell></table:table-row><table:table-row table:style-name="Table1.2"><table:table-cell table:style-name="Table1.A2" table:number-columns-spanned="4" office:value-type="string"><text:h text:style-name="Heading_20_2" text:outline-level="2">Spouse Information if joint membership</text:h></table:table-cell><table:covered-table-cell/><table:covered-table-cell/><table:covered-table-cell/></table:table-row><table:table-row table:style-name="Table1.3"><table:table-cell table:style-name="Table1.A3" table:number-columns-spanned="4" office:value-type="string"><text:p text:style-name="Standard">Name:</text:p></table:table-cell><table:covered-table-cell/><table:covered-table-cell/><table:covered-table-cell/></table:table-row><table:table-row table:style-name="Table1.3"><table:table-cell table:style-name="Table1.A3" office:value-type="string"><text:p text:style-name="Standard">Phone:</text:p></table:table-cell><table:table-cell table:style-name="Table1.A3" table:number-columns-spanned="2" office:value-type="string"><text:p text:style-name="Standard">Alternate email: </text:p></table:table-cell><table:covered-table-cell/><table:table-cell table:style-name="Table1.A3" office:value-type="string"><text:p text:style-name="Standard"/></table:table-cell></table:table-row><table:table-row table:style-name="Table1.2"><table:table-cell table:style-name="Table1.A2" table:number-columns-spanned="4" office:value-type="string"><text:h text:style-name="Heading_20_2" text:outline-level="2">Children if membership privileges desired</text:h></table:table-cell><table:covered-table-cell/><table:covered-table-cell/><table:covered-table-cell/></table:table-row><table:table-row table:style-name="Table1.3"><table:table-cell table:style-name="Table1.A3" table:number-columns-spanned="2" office:value-type="string"><text:p text:style-name="Standard">Name</text:p></table:table-cell><table:covered-table-cell/><table:table-cell table:style-name="Table1.A3" table:number-columns-spanned="2" office:value-type="string"><text:p text:style-name="Standard">Name</text:p></table:table-cell><table:covered-table-cell/></table:table-row><table:table-row table:style-name="Table1.3"><table:table-cell table:style-name="Table1.A3" table:number-columns-spanned="2" office:value-type="string"><text:p text:style-name="Standard">Name</text:p></table:table-cell><table:covered-table-cell/><table:table-cell table:style-name="Table1.A3" table:number-columns-spanned="2" office:value-type="string"><text:p text:style-name="Standard">Name</text:p></table:table-cell><table:covered-table-cell/></table:table-row><table:table-row table:style-name="Table1.2"><table:table-cell table:style-name="Table1.A2" table:number-columns-spanned="4" office:value-type="string"><text:h text:style-name="Heading_20_2" text:outline-level="2">I wish to become a consumer member</text:h></table:table-cell><table:covered-table-cell/><table:covered-table-cell/><table:covered-table-cell/></table:table-row><table:table-row table:style-name="Table1.2"><table:table-cell table:style-name="Table1.A3" table:number-columns-spanned="4" office:value-type="string"><text:h text:style-name="P5" text:outline-level="2"><text:span text:style-name="T6">I have included $25 cash or cheque with my membership application. <text:s text:c="14"/>YES <text:s text:c="6"/>NO</text:span></text:h></table:table-cell><table:covered-table-cell/><table:covered-table-cell/><table:covered-table-cell/></table:table-row><table:table-row table:style-name="Table1.2"><table:table-cell table:style-name="Table1.A2" table:number-columns-spanned="4" office:value-type="string"><text:h text:style-name="Heading_20_2" text:outline-level="2">i wish to become a vendor member </text:h></table:table-cell><table:covered-table-cell/><table:covered-table-cell/><table:covered-table-cell/></table:table-row><table:table-row table:style-name="Table1.2"><table:table-cell table:style-name="Table1.A3" table:number-columns-spanned="4" office:value-type="string"><text:h text:style-name="P5" text:outline-level="2"><text:span text:style-name="T6">I have included $50 cash or cheque with my membership application. <text:s text:c="13"/>YES <text:s text:c="10"/>NO</text:span></text:h></table:table-cell><table:covered-table-cell/><table:covered-table-cell/><table:covered-table-cell/></table:table-row><table:table-row table:style-name="Table1.2"><table:table-cell table:style-name="Table1.A3" table:number-columns-spanned="4" office:value-type="string"><text:h text:style-name="P5" text:outline-level="2"><text:span text:style-name="T6">Please describe the type of products you wish to sell through our co-op:</text:span></text:h></table:table-cell><table:covered-table-cell/><table:covered-table-cell/><table:covered-table-cell/></table:table-row><table:table-row table:style-name="Table1.2"><table:table-cell table:style-name="Table1.A3" table:number-columns-spanned="4" office:value-type="string"><text:h text:style-name="Heading_20_2" text:outline-level="2"/></table:table-cell><table:covered-table-cell/><table:covered-table-cell/><table:covered-table-cell/></table:table-row><table:table-row table:style-name="Table1.2"><table:table-cell table:style-name="Table1.A3" table:number-columns-spanned="4" office:value-type="string"><text:h text:style-name="Heading_20_2" text:outline-level="2"/></table:table-cell><table:covered-table-cell/><table:covered-table-cell/><table:covered-table-cell/></table:table-row><table:table-row table:style-name="Table1.2"><table:table-cell table:style-name="Table1.A3" table:number-columns-spanned="4" office:value-type="string"><text:h text:style-name="Heading_20_2" text:outline-level="2"/></table:table-cell><table:covered-table-cell/><table:covered-table-cell/><table:covered-table-cell/></table:table-row><table:table-row table:style-name="Table1.2"><table:table-cell table:style-name="Table1.A3" table:number-columns-spanned="4" office:value-type="string"><text:h text:style-name="Heading_20_2" text:outline-level="2"/></table:table-cell><table:covered-table-cell/><table:covered-table-cell/><table:covered-table-cell/></table:table-row><table:table-row table:style-name="Table1.2"><table:table-cell table:style-name="Table1.A2" table:number-columns-spanned="4" office:value-type="string"><text:h text:style-name="Heading_20_2" text:outline-level="2">I wish to become an organizational member</text:h></table:table-cell><table:covered-table-cell/><table:covered-table-cell/><table:covered-table-cell/></table:table-row><table:table-row table:style-name="Table1.2"><table:table-cell table:style-name="Table1.A3" table:number-columns-spanned="4" office:value-type="string"><text:p text:style-name="Standard">I have included my minimum donation of $50 by cash or cheque with my application. <text:s text:c="2"/>YES <text:s text:c="11"/>NO</text:p></table:table-cell><table:covered-table-cell/><table:covered-table-cell/><table:covered-table-cell/></table:table-row><table:table-row table:style-name="Table1.2"><table:table-cell table:style-name="Table1.A3" table:number-columns-spanned="4" office:value-type="string"><text:p text:style-name="P3">Representative name: </text:p></table:table-cell><table:covered-table-cell/><table:covered-table-cell/><table:covered-table-cell/></table:table-row><table:table-row table:style-name="Table1.2"><table:table-cell table:style-name="Table1.A2" table:number-columns-spanned="4" office:value-type="string"><text:h text:style-name="Heading_20_2" text:outline-level="2">Signatures</text:h></table:table-cell><table:covered-table-cell/><table:covered-table-cell/><table:covered-table-cell/></table:table-row><table:table-row table:style-name="Table1.26"><table:table-cell table:style-name="Table1.A3" table:number-columns-spanned="4" office:value-type="string"><text:p text:style-name="Standard">I have read the co-op membership by-laws and handbook and agree to adhere to co-op policies. I understand my membership will not be accepted without providing a valid email address, my membership fee is non-refundable, and I agree to alert the co-op of any changes to my personal information.</text:p></table:table-cell><table:covered-table-cell/><table:covered-table-cell/><table:covered-table-cell/></table:table-row><table:table-row table:style-name="Table1.3"><table:table-cell table:style-name="Table1.A3" table:number-columns-spanned="3" office:value-type="string"><text:p text:style-name="Standard">Signature of applicant:</text:p></table:table-cell><table:covered-table-cell/><table:covered-table-cell/><table:table-cell table:style-name="Table1.A3" office:value-type="string"><text:p text:style-name="Standard">Date:</text:p></table:table-cell></table:table-row><table:table-row table:style-name="Table1.3"><table:table-cell table:style-name="Table1.A3" table:number-columns-spanned="3" office:value-type="string"><text:p text:style-name="Standard">Signature of spouse <text:span text:style-name="Italics_20_Char">(only if for a joint membership):</text:span></text:p></table:table-cell><table:covered-table-cell/><table:covered-table-cell/><table:table-cell table:style-name="Table1.A3" office:value-type="string"><text:p text:style-name="Standard">Date:</text:p></table:table-cell></table:table-row></table:table></draw:text-box></draw:frame><text:span text:style-name="T1">The Cloverbelt</text:span><text:bookmark text:name="_GoBack"/><text:span text:style-name="T1"> Local Food Co-</text:span><text:span text:style-name="T2">O</text:span><text:span text:style-name="T1">perative aims to strengthen food security by encouraging diverse local food production, thereby enhancing overall rural sustainability. <text:line-break/><text:line-break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line-break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3">We strive to foster a thriving local food community by:</text:span><text:span text:style-name="T1"><text:line-break/></text:span><text:span text:style-name="T4"><text:tab/></text:span><text:span text:style-name="T5">- </text:span><text:span text:style-name="T4">cultivating &amp; facilitating farmer-consumer relationships;<text:line-break/><text:tab/>- promoting the enjoyment of naturally grown, fairly priced, healthy food; and<text:line-break/><text:tab/>- providing education &amp; resources regarding environmentally sensitive agricultur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oper Black" svg:font-family="'Cooper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ahoma" fo:font-size="8pt" style:font-size-asian="8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/>
      <style:text-properties fo:text-transform="uppercase" fo:color="#ffffff" style:font-name="Tahoma" fo:font-size="12pt" fo:font-weight="bold" style:font-size-asian="12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/>
      <style:text-properties fo:text-transform="uppercase" style:font-name="Tahoma" fo:font-size="8pt" fo:font-weight="bold" style:font-weight-asian="bold" style:font-size-complex="8pt"/>
    </style:style>
    <style:style style:name="Italics" style:family="paragraph" style:parent-style-name="Standard" style:default-outline-level="">
      <style:text-properties fo:font-size="7pt" fo:font-style="italic" style:font-size-asian="7pt" style:font-style-asian="italic"/>
    </style:style>
    <style:style style:name="Balloon_20_Text" style:display-name="Balloon Text" style:family="paragraph" style:parent-style-name="Standard" style:default-outline-level="">
      <style:text-properties fo:font-size="8pt" style:font-name-complex="Tahoma1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Title" style:display-name="TOC Title" style:family="paragraph" style:parent-style-name="Standard" style:default-outline-level="">
      <style:paragraph-properties fo:text-align="center" style:justify-single-word="false"/>
      <style:text-properties style:font-name="Tahoma" fo:font-size="12pt" fo:font-weight="bold" style:font-size-asian="12pt" style:font-weight-asian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talics_20_Char" style:display-name="Italics Char" style:family="text" style:parent-style-name="Default_20_Paragraph_20_Font">
      <style:text-properties style:font-name="Tahoma" fo:font-size="7pt" fo:font-style="italic" style:font-size-asian="7pt" style:font-style-asian="italic" style:font-size-complex="12pt"/>
    </style:style>
    <style:style style:name="Heading_20_1_20_Char" style:display-name="Heading 1 Char" style:family="text" style:parent-style-name="Default_20_Paragraph_20_Font">
      <style:text-properties fo:text-transform="uppercase" fo:color="#ffffff" style:font-name="Tahoma" fo:font-size="12pt" fo:font-weight="bold" style:font-size-asian="12pt" style:font-weight-asian="bold" style:font-size-complex="12pt"/>
    </style:style>
    <style:style style:name="Heading_20_2_20_Char" style:display-name="Heading 2 Char" style:family="text" style:parent-style-name="Heading_20_1_20_Char">
      <style:text-properties fo:text-transform="uppercase" fo:color="#ffffff" style:font-name="Tahoma" fo:font-size="8pt" fo:font-weight="bold" style:font-size-asian="8pt" style:font-weight-asian="bold" style:font-size-complex="8pt"/>
    </style:style>
    <style:style style:name="Header_20_Char" style:display-name="Header Char" style:family="text" style:parent-style-name="Default_20_Paragraph_20_Font">
      <style:text-properties style:font-name="Tahoma" fo:font-size="8pt" style:font-size-asian="8pt" style:font-size-complex="12pt"/>
    </style:style>
    <style:style style:name="Footer_20_Char" style:display-name="Footer Char" style:family="text" style:parent-style-name="Default_20_Paragraph_20_Font">
      <style:text-properties style:font-name="Tahoma" fo:font-size="8pt" style:font-size-asian="8pt" style:font-size-complex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style:font-name="Cooper Black" style:font-name-complex="Aharoni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LOVERBELT LOCAL FOOD CO-OPERATIVE INC.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mbership application form</dc:title>
    <meta:initial-creator>Greg and Jen Springett</meta:initial-creator>
    <dc:creator>Chris Pollard</dc:creator>
    <meta:editing-cycles>3</meta:editing-cycles>
    <meta:print-date>2004-01-19T19:27:00</meta:print-date>
    <meta:creation-date>2013-09-07T00:51:00</meta:creation-date>
    <dc:date>2013-09-30T19:29:01</dc:date>
    <meta:editing-duration>PT45S</meta:editing-duration>
    <meta:generator>LibreOffice/4.0.2.2$Linux_x86 LibreOffice_project/400m0$Build-2</meta:generator>
    <meta:document-statistic meta:table-count="1" meta:image-count="0" meta:object-count="0" meta:page-count="1" meta:paragraph-count="37" meta:word-count="243" meta:character-count="1631" meta:non-whitespace-character-count="13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10186281033</meta:user-defined>
    <meta:template xlink:type="simple" xlink:actuate="onRequest" xlink:title="Membership application form.dotx" xlink:href=""/>
  </office:meta>
</office:document-meta>
</file>